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Bitstream Vera Sans Mono" svg:font-family="'Bitstream Vera Sans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ourier New1" svg:font-family="'Courier New'" style:font-family-generic="swiss" style:font-pitch="variable"/>
    <style:font-face style:name="Bitstream Vera Sans" svg:font-family="'Bitstream Vera Sans'" style:font-family-generic="system" style:font-pitch="variable"/>
    <style:font-face style:name="Tahoma" svg:font-family="Tahoma" style:font-family-generic="system" style:font-pitch="variable"/>
  </office:font-face-decls>
  <office:automatic-styles>
    <style:style style:name="Table1" style:family="table">
      <style:table-properties style:width="4.2542in" table:align="margins" style:shadow="none" style:may-break-between-rows="false"/>
    </style:style>
    <style:style style:name="Table1.A" style:family="table-column">
      <style:table-column-properties style:column-width="0.4722in" style:rel-column-width="1474*"/>
    </style:style>
    <style:style style:name="Table1.B" style:family="table-column">
      <style:table-column-properties style:column-width="0.2931in" style:rel-column-width="914*"/>
    </style:style>
    <style:style style:name="Table1.C" style:family="table-column">
      <style:table-column-properties style:column-width="0.6521in" style:rel-column-width="2035*"/>
    </style:style>
    <style:style style:name="Table1.E" style:family="table-column">
      <style:table-column-properties style:column-width="0.2819in" style:rel-column-width="880*"/>
    </style:style>
    <style:style style:name="Table1.F" style:family="table-column">
      <style:table-column-properties style:column-width="0.6979in" style:rel-column-width="2178*"/>
    </style:style>
    <style:style style:name="Table1.G" style:family="table-column">
      <style:table-column-properties style:column-width="0.4382in" style:rel-column-width="1366*"/>
    </style:style>
    <style:style style:name="Table1.H" style:family="table-column">
      <style:table-column-properties style:column-width="0.2764in" style:rel-column-width="863*"/>
    </style:style>
    <style:style style:name="Table1.I" style:family="table-column">
      <style:table-column-properties style:column-width="0.6688in" style:rel-column-width="2087*"/>
    </style:style>
    <style:style style:name="Table1.A1" style:family="table-cell">
      <style:table-cell-properties fo:padding="0.0382in" fo:border-left="0.0007in solid #000000" fo:border-right="0.0007in solid #000000" fo:border-top="0.0007in solid #000000" fo:border-bottom="none"/>
    </style:style>
    <style:style style:name="Table1.D1" style:family="table-cell">
      <style:table-cell-properties fo:padding="0.0382in" fo:border-left="none" fo:border-right="0.0007in solid #000000" fo:border-top="0.0007in solid #000000" fo:border-bottom="none"/>
    </style:style>
    <style:style style:name="Table1.A2" style:family="table-cell">
      <style:table-cell-properties fo:padding="0.0382in" fo:border-left="0.0007in solid #000000" fo:border-right="none" fo:border-top="none" fo:border-bottom="none"/>
    </style:style>
    <style:style style:name="Table1.B2" style:family="table-cell">
      <style:table-cell-properties fo:padding="0.0382in" fo:border="none"/>
    </style:style>
    <style:style style:name="Table1.C2" style:family="table-cell">
      <style:table-cell-properties fo:padding="0.0382in" fo:border-left="none" fo:border-right="0.0007in solid #000000" fo:border-top="none" fo:border-bottom="none"/>
    </style:style>
    <style:style style:name="Table1.A11" style:family="table-cell">
      <style:table-cell-properties fo:padding="0.0382in" fo:border-left="0.0007in solid #000000" fo:border-right="none" fo:border-top="none" fo:border-bottom="0.0007in solid #000000"/>
    </style:style>
    <style:style style:name="Table1.B11" style:family="table-cell">
      <style:table-cell-properties fo:padding="0.0382in" fo:border-left="none" fo:border-right="none" fo:border-top="none" fo:border-bottom="0.0007in solid #000000"/>
    </style:style>
    <style:style style:name="Table1.C11" style:family="table-cell">
      <style:table-cell-properties fo:padding="0.0382in" fo:border-left="none" fo:border-right="0.0007in solid #000000" fo:border-top="none" fo:border-bottom="0.0007in solid #000000"/>
    </style:style>
    <style:style style:name="Table1.A12" style:family="table-cell">
      <style:table-cell-properties fo:padding="0.0382in" fo:border="0.0007in solid #000000"/>
    </style:style>
    <style:style style:name="P1" style:family="paragraph" style:parent-style-name="Text_20_body">
      <style:text-properties style:font-name="Courier New" fo:font-size="12pt" style:font-size-asian="12pt" style:font-size-complex="12pt"/>
    </style:style>
    <style:style style:name="P2" style:family="paragraph" style:parent-style-name="Text_20_body">
      <style:text-properties fo:font-size="12pt" style:font-size-asian="12pt" style:font-size-complex="12pt"/>
    </style:style>
    <style:style style:name="P3" style:family="paragraph" style:parent-style-name="Standard">
      <style:paragraph-properties>
        <style:tab-stops>
          <style:tab-stop style:position="4.3126in"/>
        </style:tab-stops>
      </style:paragraph-properties>
    </style:style>
    <style:style style:name="P4" style:family="paragraph" style:parent-style-name="Text_20_body" style:master-page-name="">
      <style:paragraph-properties style:page-number="auto" fo:keep-with-next="always"/>
      <style:text-properties style:font-name="Courier New" fo:font-size="12pt" style:font-size-asian="12pt" style:font-size-complex="12pt"/>
    </style:style>
    <style:style style:name="P5" style:family="paragraph" style:parent-style-name="Standard">
      <style:paragraph-properties fo:margin-top="0in" fo:margin-bottom="0.2in" fo:text-align="start" style:justify-single-word="false"/>
      <style:text-properties style:font-name="Arial" fo:font-size="20pt" fo:font-weight="bold" style:font-size-asian="20pt" style:font-weight-asian="bold" style:font-size-complex="20pt" style:font-weight-complex="bold"/>
    </style:style>
    <style:style style:name="P6" style:family="paragraph" style:parent-style-name="Text_20_body">
      <style:paragraph-properties fo:margin-left="0in" fo:margin-right="0in" fo:text-indent="0in" style:auto-text-indent="false"/>
      <style:text-properties style:font-name="Courier New" fo:font-size="11pt" style:font-size-asian="11pt" style:font-size-complex="11pt"/>
    </style:style>
    <style:style style:name="P7" style:family="paragraph" style:parent-style-name="Text_20_body" style:master-page-name="">
      <style:paragraph-properties fo:margin-top="0in" fo:margin-bottom="0.1598in" style:page-number="auto"/>
      <style:text-properties fo:font-size="12pt" style:font-size-asian="12pt" style:font-size-complex="12pt"/>
    </style:style>
    <style:style style:name="P8" style:family="paragraph" style:parent-style-name="Text_20_body">
      <style:paragraph-properties fo:margin-top="0in" fo:margin-bottom="0.1598in"/>
      <style:text-properties fo:font-size="12pt" style:font-size-asian="12pt" style:font-size-complex="12pt"/>
    </style:style>
    <style:style style:name="P9" style:family="paragraph" style:parent-style-name="Text_20_body">
      <style:paragraph-properties fo:keep-with-next="always"/>
      <style:text-properties fo:font-size="12pt" style:font-size-asian="12pt" style:font-size-complex="12pt"/>
    </style:style>
    <style:style style:name="P10" style:family="paragraph" style:parent-style-name="Text_20_body">
      <style:paragraph-properties fo:keep-with-next="always"/>
      <style:text-properties style:font-name="Courier New" fo:font-size="12pt" style:font-size-asian="12pt" style:font-size-complex="12pt"/>
    </style:style>
    <style:style style:name="P11" style:family="paragraph" style:parent-style-name="Text_20_body" style:list-style-name="L1"/>
    <style:style style:name="P12" style:family="paragraph" style:parent-style-name="Text_20_body" style:list-style-name="L2"/>
    <style:style style:name="P13" style:family="paragraph" style:parent-style-name="Text_20_body" style:list-style-name="L3"/>
    <style:style style:name="P14" style:family="paragraph" style:parent-style-name="Text_20_body">
      <style:text-properties fo:font-size="12pt" style:font-size-asian="12pt" style:font-size-complex="12pt"/>
    </style:style>
    <style:style style:name="P15" style:family="paragraph" style:parent-style-name="Heading_20_2" style:master-page-name="">
      <style:paragraph-properties style:page-number="auto"/>
    </style:style>
    <style:style style:name="P16" style:family="paragraph" style:parent-style-name="Heading_20_3" style:master-page-name="">
      <style:paragraph-properties style:page-number="auto"/>
    </style:style>
    <style:style style:name="P17" style:family="paragraph" style:parent-style-name="Table_20_Contents">
      <style:text-properties style:font-name="Courier New1" fo:font-weight="bold" style:font-weight-asian="bold" style:font-weight-complex="bold"/>
    </style:style>
    <style:style style:name="P18" style:family="paragraph" style:parent-style-name="Table_20_Contents">
      <style:text-properties fo:font-style="italic" style:font-style-asian="italic" style:font-style-complex="italic"/>
    </style:style>
    <style:style style:name="P19" style:family="paragraph" style:parent-style-name="Table_20_Contents">
      <style:paragraph-properties fo:text-align="center" style:justify-single-word="false"/>
      <style:text-properties fo:font-style="italic" style:font-style-asian="italic" style:font-style-complex="italic"/>
    </style:style>
    <style:style style:name="T1" style:family="text">
      <style:text-properties fo:font-style="italic" style:font-style-asian="italic" style:font-style-complex="italic"/>
    </style:style>
    <style:style style:name="T2" style:family="text">
      <style:text-properties style:font-name="Courier New"/>
    </style:style>
    <style:style style:name="fr1" style:family="graphic" style:parent-style-name="Frame">
      <style:graphic-properties fo:margin-top="0.1701in" fo:margin-bottom="0.1701in" style:wrap="none" style:vertical-pos="from-top" style:vertical-rel="paragraph" style:horizontal-pos="from-left" style:horizontal-rel="paragraph" fo:padding="0in" fo:border="none" style:shadow="none" style:flow-with-text="true"/>
    </style:style>
    <style:style style:name="fr2" style:family="graphic" style:parent-style-name="Frame">
      <style:graphic-properties fo:margin-top="0.0799in" fo:margin-bottom="0.1701in" style:wrap="none" style:vertical-pos="from-top" style:vertical-rel="paragraph" style:horizontal-pos="from-left" style:horizontal-rel="paragraph" fo:padding="0in" fo:border="none" style:shadow="none" style:flow-with-text="true"/>
    </style:style>
    <style:style style:name="fr3" style:family="graphic" style:parent-style-name="Frame">
      <style:graphic-properties style:run-through="foreground" style:wrap="none" style:vertical-pos="from-top" style:vertical-rel="paragraph" style:horizontal-pos="from-left" style:horizontal-rel="paragraph" fo:padding="0in" fo:border="none" style:shadow="none" style:writing-mode="tb-rl"/>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date-style style:name="N39" number:automatic-order="true">
      <number:month number:textual="true"/>
      <number:text> </number:text>
      <number:day/>
      <number:text>, </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ChannelFinder – Enhanced Directory Service<text:line-break/>API Description</text:p>
      <text:p text:style-name="P3">prepared by: Ralph Lange<text:tab/>for ChannelFinder V1.0 (<text:date style:data-style-name="N39" text:date-value="2010-11-16T14:43:49.10">16 Nov 10</text:date>)</text:p>
      <text:h text:style-name="Heading_20_1" text:outline-level="1">Directory Data Structure</text:h>
      <text:p text:style-name="Text_20_body">The directory contains directory entries.</text:p>
      <text:p text:style-name="Text_20_body">Each directory entry consists of a <text:span text:style-name="T1">channel name</text:span>, an arbitrary set of <text:span text:style-name="T1">properties</text:span> (name-value pairs), and an arbitrary set of <text:span text:style-name="T1">tags</text:span> (names).</text:p>
      <text:p text:style-name="Text_20_body">Each of these elements has an <text:span text:style-name="T1">owner</text:span> group, which can be set by the user that created the element.</text:p>
      <text:p text:style-name="Text_20_body">All names and values are strings.</text:p>
      <text:p text:style-name="Text_20_body">Tags and property names are case insensitive when used in pattern matching, the capitalization used when adding a tag or property for the first time is enforced in all later operations. Channel names are always case sensitive. Owner (group) names are always case insensitive, they are forced to lower case in all write operations.</text:p>
      <text:h text:style-name="Heading_20_1" text:outline-level="1">Service Type</text:h>
      <text:p text:style-name="Text_20_body">The ChannelFinder service is implemented as a REST style web service, which – in this context – means:</text:p>
      <text:list xml:id="list33534876" text:style-name="L1">
        <text:list-item>
          <text:p text:style-name="P11">The URL specifies the data element that the operation works upon.</text:p>
        </text:list-item>
        <text:list-item>
          <text:p text:style-name="P11">The HTTP method specifies the type of operation.<text:line-break/>GET: retrieve or query, does not modify data<text:line-break/>PUT: create or update, replacing the addressed element<text:line-break/>POST: create or update subordinates of the addressed element<text:line-break/>DELETE: delete the addressed element<text:line-break/>All operations are idempotent, i.e. when repeatedly applying the identical operation, only the first execution will change the database.</text:p>
        </text:list-item>
        <text:list-item>
          <text:p text:style-name="P11">The payload (HTTP body) always contains a representation of data.</text:p>
        </text:list-item>
        <text:list-item>
          <text:p text:style-name="P11">See <text:a xlink:type="simple" xlink:href="http://en.wikipedia.org/wiki/Representational_State_Transfer">http://en.wikipedia.org/wiki/Representational_State_Transfer</text:a> for a detailed discussion.</text:p>
        </text:list-item>
      </text:list>
      <text:p text:style-name="Text_20_body">Directory data can be uploaded and retrieved in XML or JSON notation, the client specifies the type using standard HTTP headers (“Content-Type”, “Accepts”).</text:p>
      <text:h text:style-name="Heading_20_1" text:outline-level="1">Ownership Restrictions</text:h>
      <text:p text:style-name="Text_20_body">All channels, properties, and tags have an owner. The owner is intended to be the name of a group, the service can find out membership through LDAP. Users can only set the ownership of entries to a group they belong to. (Unless they have Admin role.)</text:p>
      <text:p text:style-name="Text_20_body">This allows to bind each property or tags to a certain user group, making sure only users of that group can change property values, the ownership of existing properties and tags, or delete properties and tags..</text:p>
      <text:h text:style-name="Heading_20_1" text:outline-level="1"><text:soft-page-break/>Authorization, Authentication, and Encryption</text:h>
      <text:p text:style-name="Text_20_body">No authentication or encryption is required to query the service.</text:p>
      <text:p text:style-name="Text_20_body">All methods that are modifying the directory require authentication and proper authorization to succeed. To avoid compromising authentication data, encrypted transport is required for these operations. Standard framework-supplied web server techniques are used.</text:p>
      <text:p text:style-name="Text_20_body">For each authenticated user an additional directory request is made (implemented through LDAP) to query the user's group memberships.</text:p>
      <text:p text:style-name="Text_20_body">The service's web descriptor defines four roles that are used in authorization, listed here ordered by decreasing rights. Each level includes all prior levels.</text:p>
      <text:list xml:id="list33532449" text:style-name="L2">
        <text:list-item>
          <text:p text:style-name="P12">Administrator: Overrides all ownership restrictions.</text:p>
        </text:list-item>
        <text:list-item>
          <text:p text:style-name="P12">ChannelMod: Needed for all operations that create, modify, or delete channels.</text:p>
        </text:list-item>
        <text:list-item>
          <text:p text:style-name="P12">PropertyMod: Needed for all operations that create, modify, or delete properties, or to modify property values.</text:p>
        </text:list-item>
        <text:list-item>
          <text:p text:style-name="P12">TagMod: Needed for all operations that create, modify, or delete tags.</text:p>
        </text:list-item>
      </text:list>
      <text:h text:style-name="Heading_20_1" text:outline-level="1">XML Representation</text:h>
      <text:p text:style-name="Text_20_body"><draw:frame draw:style-name="fr1" draw:name="Frame2" text:anchor-type="paragraph" svg:x="0.0791in" svg:y="4.7626in" fo:min-width="6.5516in" draw:z-index="1"><draw:text-box fo:min-height="2.8508in"><text:p text:style-name="P6">{"channels":{"channel":[<text:line-break/> <text:s/>{"@name":"SR:C01-MG:G02A&lt;QDP:H2&gt;Fld:SP","@owner":"irmis",<text:line-break/> <text:s text:c="3"/>"properties":{"property":[<text:line-break/> <text:s text:c="5"/>{"@name":"domain","@value":"storage ring","@owner":"irmis"},<text:line-break/> <text:s text:c="5"/>{"@name":"cell","@value":"01","@owner":"irmis"},<text:line-break/> <text:s text:c="5"/>{"@name":"element","@value":"quadrupole","@owner":"irmis"},<text:line-break/> <text:s text:c="5"/>{"@name":"unit","@value":"field","@owner":"irmis"},<text:line-break/> <text:s text:c="5"/>{"@name":"type","@value":"setpoint","@owner":"irmis"}]},<text:line-break/> <text:s text:c="3"/>"tags":{"tag":[<text:line-break/> <text:s text:c="5"/>{"@name":"Joes-Quaps","@owner":"operator"},<text:line-break/> <text:s text:c="5"/>{"@name":"archived","@owner":"irmis"}]}},<text:line-break/> <text:s/>{"@name":"SR:C01-MG:G02A&lt;QDP:H2&gt;Fld:RB","@owner":"irmis",<text:line-break/> <text:s/>…<text:line-break/> <text:s/>]}}</text:p><text:p text:style-name="Table">Table 2: JSON Representation of Directory Data (Channels)</text:p></draw:text-box></draw:frame><draw:frame draw:style-name="fr2" draw:name="Frame1" text:anchor-type="paragraph" svg:x="0.0791in" svg:y="0.5984in" fo:min-width="6.6362in" draw:z-index="0"><draw:text-box fo:min-height="3.8193in"><text:p text:style-name="P6">&lt;?xml version="1.0" encoding="UTF-8" standalone="yes"?&gt;<text:line-break/>&lt;channels&gt;<text:line-break/> <text:s/>&lt;channel name="SR:C01-MG:G02A&amp;lt;QDP:H2&amp;gt;Fld:SP" owner="irmis"&gt;<text:line-break/> <text:s text:c="3"/>&lt;properties&gt;<text:line-break/> <text:s text:c="5"/>&lt;property name="domain" value="storage ring" owner="irmis"/&gt;<text:line-break/> <text:s text:c="5"/>&lt;property name="cell" value="01" owner="irmis"/&gt;<text:line-break/> <text:s text:c="5"/>&lt;property name="element" value="quadrupole" owner="irmis"/&gt;<text:line-break/> <text:s text:c="5"/>&lt;property name="unit" value="field" owner="irmis"/&gt;<text:line-break/> <text:s text:c="5"/>&lt;property name="type" value="setpoint" owner="irmis"/&gt;<text:line-break/> <text:s text:c="3"/>&lt;/properties&gt;<text:line-break/> <text:s text:c="3"/>&lt;tags&gt;<text:line-break/> <text:s text:c="5"/>&lt;tag name="Joes-Quaps" owner="operator"/&gt;<text:line-break/> <text:s text:c="5"/>&lt;tag name="archived" owner="irmis"/&gt;<text:line-break/> <text:s text:c="3"/>&lt;/tags&gt;<text:line-break/> <text:s/>&lt;/channel&gt;<text:line-break/> <text:s/>&lt;channel name="SR:C01-MG:G02A&amp;lt;QDP:H2&amp;gt;Fld:RB" owner="irmis"&gt;<text:line-break/> <text:s/>…<text:line-break/> <text:s/>&lt;/channel&gt;<text:line-break/>&lt;/channels&gt;</text:p><text:p text:style-name="Table">Table 1: XML Representation of Directory Data (Channels)</text:p></draw:text-box></draw:frame>Table 1 and Table 2 show the XML and JSON representations of directory entries, i.e. the payload format of the web service transactions.</text:p>
      <text:p text:style-name="Text_20_body"><text:soft-page-break/>Payload data for properties and tags is the same as when part of a channel. Property and tag payloads may embed a &lt;channels&gt; list. This allows the operation that creates a tag to also attach the tag to a set of channels, and the operation that creates a property to set the property on the embedded list of channels. In the latter case the property's by-instance values are taken from the matching &lt;property&gt; item inside the property's channel list.</text:p>
      <text:h text:style-name="Heading_20_1" text:outline-level="1">Web Service URLs and Operations</text:h>
      <text:p text:style-name="Text_20_body">All shown URLs are relative to the service's base URL, which is configured in the application server.</text:p>
      <text:h text:style-name="Heading_20_2" text:outline-level="2">Bulk Channel Operations</text:h>
      <text:h text:style-name="Heading_20_3" text:outline-level="3">List Channels / Query by Pattern</text:h>
      <text:p text:style-name="P1"><text:bookmark-start text:name="DDE_LINK"/>.../channels?prop1=patt1&amp;prop2=patt2&amp;~tag=patt3&amp;~name=patt4...</text:p>
      <text:p text:style-name="P2"><text:bookmark-end text:name="DDE_LINK"/>Method: GET<text:tab/><text:tab/>Returns: List of Channels<text:tab/><text:tab/>Required Role: None</text:p>
      <text:p text:style-name="Text_20_body">Return the list of channels which match all given expressions, i.e. the expressions are combined in a logical AND.</text:p>
      <text:p text:style-name="Text_20_body">There are three types of expressions:</text:p>
      <text:list xml:id="list33521061" text:style-name="L3">
        <text:list-item>
          <text:p text:style-name="P13">Value wildcards: &lt;name&gt;=&lt;pattern&gt;<text:line-break/>True if a channel has a property with the given <text:span text:style-name="T1">name</text:span>, and its value matches the given <text:span text:style-name="T1">pattern</text:span>. Multiple expressions for the same property name are combined in a logical OR.</text:p>
        </text:list-item>
        <text:list-item>
          <text:p text:style-name="P13">Tag name wildcards: ~tag=&lt;pattern&gt;<text:line-break/>True if a channel has a tag or property whose name matches the given <text:span text:style-name="T1">pattern</text:span>.</text:p>
        </text:list-item>
        <text:list-item>
          <text:p text:style-name="P13">Channel name wildcards: ~name=&lt;pattern&gt;<text:line-break/>True if a channel name matches the given <text:span text:style-name="T1">pattern</text:span>.</text:p>
        </text:list-item>
      </text:list>
      <text:p text:style-name="Text_20_body">Special keywords, e.g. “~tag” and “~name” for tag and channel name matches, have to start with the tilde character, else they are treated as property names in a value wildcard expression.</text:p>
      <text:p text:style-name="Text_20_body">The patterns may contain file glob wildcard characters, i.e. “?” for a single character and “*” for any <text:soft-page-break/>number of characters.</text:p>
      <text:p text:style-name="Text_20_body">If called without URL parameters, the operation lists all channels in the directory.</text:p>
      <text:h text:style-name="Heading_20_4" text:outline-level="4">Examples:</text:h>
      <text:p text:style-name="P4">.../channels?domain=storage+ring&amp;element=*+corrector&amp;type=readback</text:p>
      <text:p text:style-name="P7">Returns a list of all readback channels for storage ring correctors.</text:p>
      <text:p text:style-name="P1">.../channels?cell=14&amp;type=setpoint&amp;~tag=archived</text:p>
      <text:p text:style-name="P8">Returns a list of all archived setpoint channels in cell 14.</text:p>
      <text:p text:style-name="P1">.../channels?~name=SR:C01-MG:G02A%3CQDP:H2%3EFld:*</text:p>
      <text:p text:style-name="P8">Returns a list of all channels whose names start with “<text:span text:style-name="T2">SR:C01-MG:G02A&lt;QDP:H2&gt;Fld:</text:span>”.<text:line-break/>Note that a number of special characters need to be escaped in URL expressions – in most cases the browser or API library will do the escaping.</text:p>
      <text:h text:style-name="Heading_20_3" text:outline-level="3">Add Multiple Channels</text:h>
      <text:p text:style-name="P1">.../channels</text:p>
      <text:p text:style-name="Text_20_body">Method: POST<text:tab/>Payload: List of Channels<text:tab/><text:tab/>Required Role: ChannelMod</text:p>
      <text:p text:style-name="Text_20_body">Add the channels in the payload to the directory. Existing channels are replaced by the payload data. For all channels that are to be replaced or added, the authenticated user is required to be a member of their owner group. (Administrator role overrides this restriction.)</text:p>
      <text:h text:style-name="P15" text:outline-level="2">Single Channel Operations</text:h>
      <text:h text:style-name="Heading_20_3" text:outline-level="3">Retrieve a Channel</text:h>
      <text:p text:style-name="P10">.../channels/&lt;name&gt;</text:p>
      <text:p text:style-name="P9">Method: GET<text:tab/><text:tab/>Returns: Single Channel<text:tab/><text:tab/>Required Role: None</text:p>
      <text:p text:style-name="P9">Return the full listing of a single channel with the given <text:span text:style-name="T1">name</text:span>.</text:p>
      <text:h text:style-name="Heading_20_3" text:outline-level="3">Create/Update a Channel</text:h>
      <text:p text:style-name="P1">.../channels/&lt;name&gt;</text:p>
      <text:p text:style-name="Text_20_body">Method: PUT<text:tab/><text:tab/>Payload: Single Channel<text:tab/><text:tab/>Required Role: ChannelMod</text:p>
      <text:p text:style-name="P2">Create or completely replace the existing channel <text:span text:style-name="T1">name</text:span> with the payload data. If the channel exists, the authenticated user is required to be a member of its owner group. (Administrator role overrides this restriction.)</text:p>
      <text:h text:style-name="Heading_20_3" text:outline-level="3">Add/Update Properties and Tags of a Channel</text:h>
      <text:p text:style-name="P1">.../channels/&lt;name&gt;</text:p>
      <text:p text:style-name="Text_20_body">Method: POST<text:tab/>Payload: Single Channel<text:tab/><text:tab/>Required Role: ChannelMod</text:p>
      <text:p text:style-name="P2"><text:soft-page-break/>Add or update properties and tags of the existing channel <text:span text:style-name="T1">name</text:span> with the payload data. If the payload channel's name or owner are different from the current values, the database name/owner are changed. </text:p>
      <text:p text:style-name="P2">The authenticated user must be a member of the group that owns the channel. If the operation changes the ownership, the user must belong to both the old and the new group. (Administrator role overrides these restrictions.)</text:p>
      <text:h text:style-name="Heading_20_3" text:outline-level="3">Delete a Channel</text:h>
      <text:p text:style-name="P1">.../channels/&lt;name&gt;</text:p>
      <text:p text:style-name="Text_20_body">Method: DELETE<text:tab/><text:tab/><text:tab/><text:tab/><text:tab/><text:tab/>Required Role: ChannelMod</text:p>
      <text:p text:style-name="P2">Delete the existing channel <text:span text:style-name="T1">name</text:span> and all its properties and tags.</text:p>
      <text:p text:style-name="P2">The authenticated user must be a member of the group that owns the channel to be deleted. (Administrator role overrides this restriction.)</text:p>
      <text:h text:style-name="Heading_20_2" text:outline-level="2">Bulk Property Operations</text:h>
      <text:h text:style-name="Heading_20_3" text:outline-level="3">List Properties</text:h>
      <text:p text:style-name="P1">.../properties</text:p>
      <text:p text:style-name="P2">Method: GET<text:tab/><text:tab/>Returns: List of Properties<text:tab/><text:tab/>Required Role: None</text:p>
      <text:p text:style-name="P2">Return the list of all properties in the directory.</text:p>
      <text:h text:style-name="P16" text:outline-level="3">Add Multiple Properties</text:h>
      <text:p text:style-name="P1">.../properties</text:p>
      <text:p text:style-name="Text_20_body">Method: POST<text:tab/>Payload: List of Properties<text:tab/><text:tab/>Required Role: PropertyMod</text:p>
      <text:p text:style-name="Text_20_body">Add the properties in the payload to the directory. If a payload property contains an embedded &lt;channels&gt; list, the property is added to all channels in that list. In this case, the value for each property instance is taken from the property definition inside the channel in the embedded channel list. Existing property values are replaced by the payload data.</text:p>
      <text:p text:style-name="Text_20_body">For all properties that are to be replaced or added, the authenticated user is required to be a member of their owner group. (Administrator role overrides this restriction.)</text:p>
      <text:h text:style-name="Heading_20_2" text:outline-level="2">Single Property Operations</text:h>
      <text:h text:style-name="Heading_20_3" text:outline-level="3">Retrieve a Property</text:h>
      <text:p text:style-name="P1">.../properties/&lt;name&gt;</text:p>
      <text:p text:style-name="P2">Method: GET<text:tab/><text:tab/>Returns: Single Property<text:tab/><text:tab/>Required Role: None</text:p>
      <text:p text:style-name="P2">Return the property with the given <text:span text:style-name="T1">name</text:span>, listing all channels with that property in an embedded &lt;channels&gt; structure.</text:p>
      <text:h text:style-name="Heading_20_3" text:outline-level="3"><text:soft-page-break/>Create/Update a Property</text:h>
      <text:p text:style-name="P1">.../properties/&lt;name&gt;</text:p>
      <text:p text:style-name="P2">Method: PUT<text:tab/><text:tab/>Payload: Single Property<text:tab/><text:tab/>Required Role: PropertyMod</text:p>
      <text:p text:style-name="P2">Create or completely replace the existing property <text:span text:style-name="T1">name</text:span> with the payload data. If the payload contains an embedded &lt;channels&gt; list, the property is added to all channels in that list. In this case, the value for each property instance is taken from the property definition inside the channel in the embedded channel list. The property is set exclusively on all channels in the payload data, removing it from all channels that are not included in the payload.</text:p>
      <text:p text:style-name="P2">The authenticated user must belong to the group that owns the property. (Administrator role overrides this restriction.)</text:p>
      <text:h text:style-name="Heading_20_3" text:outline-level="3">Add Property to Multiple Channels</text:h>
      <text:p text:style-name="P1">.../properties/&lt;name&gt;</text:p>
      <text:p text:style-name="P2">Method: POST<text:tab/>Payload: Single Property<text:tab/><text:tab/>Required Role: PropertyMod</text:p>
      <text:p text:style-name="P2">Add property with the given <text:span text:style-name="T1">name</text:span> to all channels in the payload data. If the payload contains an embedded &lt;channels&gt; list, the property is added to all channels in that list. In this case, the value for each property instance is taken from the property definition inside the channel in the embedded channel list. If the payload <text:s/>property name or owner are different from the current values, the database name/owner are changed. </text:p>
      <text:p text:style-name="P2">The authenticated user must belong to the group that owns the property. If the operation changes the ownership, the user must belong to both the old and the new group. (Administrator role overrides these restrictions.)</text:p>
      <text:h text:style-name="Heading_20_3" text:outline-level="3">Remove Property</text:h>
      <text:p text:style-name="P1">.../properties/&lt;name&gt;</text:p>
      <text:p text:style-name="P2">Method: DELETE<text:tab/><text:tab/><text:tab/><text:tab/><text:tab/><text:tab/>Required Role: PropertyMod</text:p>
      <text:p text:style-name="P2">Remove property with the given <text:span text:style-name="T1">name</text:span> from all channels.</text:p>
      <text:p text:style-name="P2">The authenticated user must belong to the group that owns the property. (Administrator role overrides this restriction.)</text:p>
      <text:h text:style-name="Heading_20_2" text:outline-level="2">Single Property-On-Channel Operations</text:h>
      <text:h text:style-name="Heading_20_3" text:outline-level="3">Add Property to Single Channel</text:h>
      <text:p text:style-name="P1">.../properties/&lt;property_name&gt;/&lt;channel_name&gt;</text:p>
      <text:p text:style-name="P2">Method: PUT<text:tab/><text:tab/>Payload: Single Property<text:tab/><text:tab/>Required Role: PropertyMod</text:p>
      <text:p text:style-name="P2">Add property with the given <text:span text:style-name="T1">property_name</text:span> to the channel with the given <text:span text:style-name="T1">channel_name</text:span>.</text:p>
      <text:p text:style-name="P2">The authenticated user must belong to the group that owns the property. (Administrator role overrides this restriction.)</text:p>
      <text:h text:style-name="Heading_20_3" text:outline-level="3"><text:soft-page-break/>Remove Property from Single Channel</text:h>
      <text:p text:style-name="P1">.../properties/&lt;property_name&gt;/&lt;channel_name&gt;</text:p>
      <text:p text:style-name="P2">Method: DELETE<text:tab/><text:tab/><text:tab/><text:tab/><text:tab/><text:tab/>Required Role: PropertyMod</text:p>
      <text:p text:style-name="P2">Remove property with the given <text:span text:style-name="T1">property_name</text:span> from the channel with the given <text:span text:style-name="T1">channel_name</text:span>.</text:p>
      <text:p text:style-name="P2">The authenticated user must belong to the group that owns the property to be removed. (Administrator role overrides this restriction.)</text:p>
      <text:h text:style-name="Heading_20_2" text:outline-level="2">Bulk Tag Operations</text:h>
      <text:h text:style-name="Heading_20_3" text:outline-level="3">List Tags</text:h>
      <text:p text:style-name="P1">.../tags</text:p>
      <text:p text:style-name="P2">Method: GET<text:tab/><text:tab/>Returns: List of Tags<text:tab/><text:tab/><text:tab/>Required Role: None</text:p>
      <text:p text:style-name="P2">Return the list of all tags in the directory.</text:p>
      <text:h text:style-name="P16" text:outline-level="3">Add Multiple Tags</text:h>
      <text:p text:style-name="P1">.../tags</text:p>
      <text:p text:style-name="Text_20_body">Method: POST<text:tab/>Payload: List of Tags<text:tab/><text:tab/><text:tab/>Required Role: TagMod</text:p>
      <text:p text:style-name="Text_20_body">Add the tags in the payload to the directory. If a payload tag contains an embedded &lt;channels&gt; list, the tag is added to all channels in that list. Existing tags are replaced by the payload data.</text:p>
      <text:p text:style-name="Text_20_body">For all tags that are to be replaced or added, the authenticated user is required to be a member of their owner group. (Administrator role overrides this restriction.)</text:p>
      <text:h text:style-name="Heading_20_2" text:outline-level="2">Single Tag Operations</text:h>
      <text:h text:style-name="Heading_20_3" text:outline-level="3">Retrieve a Tag</text:h>
      <text:p text:style-name="P1">.../tags/&lt;name&gt;</text:p>
      <text:p text:style-name="P2">Method: GET<text:tab/><text:tab/>Returns: Single Tag<text:tab/><text:tab/><text:tab/>Required Role: None</text:p>
      <text:p text:style-name="P2">Return the tag with the given <text:span text:style-name="T1">name</text:span>, listing all tagged channels in an embedded &lt;channels&gt; structure.</text:p>
      <text:h text:style-name="Heading_20_3" text:outline-level="3">Create/Update a Tag</text:h>
      <text:p text:style-name="P1">.../tags/&lt;name&gt;</text:p>
      <text:p text:style-name="P2">Method: PUT<text:tab/><text:tab/>Payload: Single Tag<text:tab/><text:tab/><text:tab/>Required Role: TagMod</text:p>
      <text:p text:style-name="P2">Create or completely replace the existing tag <text:span text:style-name="T1">name</text:span> with the payload data. If the payload contains an embedded &lt;channels&gt; list, the tag is added to all channels in that list. The tag is set exclusively on all channels in the payload data, removing it from all channels that are not included in the payload.</text:p>
      <text:p text:style-name="P2">The authenticated user must belong to the group that owns the tag. (Administrator role overrides this restriction.)</text:p>
      <text:h text:style-name="Heading_20_3" text:outline-level="3"><text:soft-page-break/>Add Tag to Multiple Channels</text:h>
      <text:p text:style-name="P1">.../tags/&lt;name&gt;</text:p>
      <text:p text:style-name="P2">Method: POST<text:tab/>Payload: Single Tag<text:tab/><text:tab/><text:tab/>Required Role: TagMod</text:p>
      <text:p text:style-name="P2">Add tag with the given <text:span text:style-name="T1">name</text:span> to all channels in the payload data. If the payload contains an embedded &lt;channels&gt; list, the tag is added to all channels in that list. If the payload tag name or owner are different from the current values, the database name/owner are changed. </text:p>
      <text:p text:style-name="P2">The authenticated user must belong to the group that owns the tag. If the operation changes the ownership, the user must belong to both the old and the new group. (Administrator role overrides these restrictions.)</text:p>
      <text:h text:style-name="Heading_20_3" text:outline-level="3">Remove Tag</text:h>
      <text:p text:style-name="P1">.../tags/&lt;name&gt;</text:p>
      <text:p text:style-name="P2">Method: DELETE<text:tab/><text:tab/><text:tab/><text:tab/><text:tab/><text:tab/>Required Role: TagMod</text:p>
      <text:p text:style-name="P2">Remove tag with the given <text:span text:style-name="T1">name</text:span> from all channels.</text:p>
      <text:p text:style-name="P2">The authenticated user must belong to the group that owns the tag. (Administrator role overrides this restriction.)</text:p>
      <text:h text:style-name="Heading_20_2" text:outline-level="2">Single Tag-On-Channel Operations</text:h>
      <text:h text:style-name="Heading_20_3" text:outline-level="3">Add Tag to Single Channel</text:h>
      <text:p text:style-name="P1">.../tags/&lt;tag_name&gt;/&lt;channel_name&gt;</text:p>
      <text:p text:style-name="P2">Method: PUT<text:tab/><text:tab/>Payload: Single Tag<text:tab/><text:tab/><text:tab/>Required Role: TagMod</text:p>
      <text:p text:style-name="P2">Add tag with the given <text:span text:style-name="T1">tag_name</text:span> to the channel with the given <text:span text:style-name="T1">channel_name</text:span>.</text:p>
      <text:p text:style-name="P2">The authenticated user must belong to the group that owns the tag. (Administrator role overrides this restriction.)</text:p>
      <text:h text:style-name="Heading_20_3" text:outline-level="3">Remove Tag from Single Channel</text:h>
      <text:p text:style-name="P1">.../tags/&lt;tag_name&gt;/&lt;channel_name&gt;</text:p>
      <text:p text:style-name="P2">Method: DELETE<text:tab/><text:tab/><text:tab/><text:tab/><text:tab/><text:tab/>Required Role: TagMod</text:p>
      <text:p text:style-name="P2">Remove tag with the given <text:span text:style-name="T1">tag_name</text:span> from the channel with the given <text:span text:style-name="T1">channel_name</text:span>.</text:p>
      <text:p text:style-name="P2">The authenticated user must belong to the group that owns the tag to be removed. (Administrator role overrides this restriction.)</text:p>
      <text:h text:style-name="Heading_20_2" text:outline-level="2">Overview of Operations</text:h>
      <text:p text:style-name="Text_20_body">Table 3 shows a tabular overview of the ChannelFinder operations.</text:p>
      <text:p text:style-name="P2"><draw:frame draw:style-name="fr3" draw:name="Frame3" text:anchor-type="paragraph" svg:x="0.0047in" svg:y="0.1772in" svg:width="6.9693in" draw:z-index="2"><draw:text-box fo:min-height="9.2161in"><text:p text:style-name="Frame_20_contents"/><table:table table:name="Table1" table:style-name="Table1"><table:table-column table:style-name="Table1.A"/><table:table-column table:style-name="Table1.B"/><table:table-column table:style-name="Table1.C"/><table:table-column table:style-name="Table1.A"/><table:table-column table:style-name="Table1.E"/><table:table-column table:style-name="Table1.F"/><table:table-column table:style-name="Table1.G"/><table:table-column table:style-name="Table1.H"/><table:table-column table:style-name="Table1.I"/><table:table-row><table:table-cell table:style-name="Table1.A1" table:number-columns-spanned="3" office:value-type="string"><text:p text:style-name="P17">.../channels</text:p></table:table-cell><table:covered-table-cell/><table:covered-table-cell/><table:table-cell table:style-name="Table1.D1" table:number-columns-spanned="3" office:value-type="string"><text:p text:style-name="P17">.../properties</text:p></table:table-cell><table:covered-table-cell/><table:covered-table-cell/><table:table-cell table:style-name="Table1.D1" table:number-columns-spanned="3" office:value-type="string"><text:p text:style-name="P17">.../tags</text:p></table:table-cell><table:covered-table-cell/><table:covered-table-cell/></table:table-row><table:table-row><table:table-cell table:style-name="Table1.A2" office:value-type="string"><text:p text:style-name="Table_20_Contents">GET</text:p></table:table-cell><table:table-cell table:style-name="Table1.B2" office:value-type="string"><text:p text:style-name="P18">query</text:p></table:table-cell><table:table-cell table:style-name="Table1.C2" office:value-type="string"><text:p text:style-name="Table_20_Contents">query channels</text:p></table:table-cell><table:table-cell table:style-name="Table1.B2" office:value-type="string"><text:p text:style-name="Table_20_Contents">GET</text:p></table:table-cell><table:table-cell table:style-name="Table1.B2" office:value-type="string"><text:p text:style-name="P18">list</text:p></table:table-cell><table:table-cell table:style-name="Table1.C2" office:value-type="string"><text:p text:style-name="Table_20_Contents">list all properties</text:p></table:table-cell><table:table-cell table:style-name="Table1.B2" office:value-type="string"><text:p text:style-name="Table_20_Contents">GET</text:p></table:table-cell><table:table-cell table:style-name="Table1.B2" office:value-type="string"><text:p text:style-name="P18">list</text:p></table:table-cell><table:table-cell table:style-name="Table1.C2" office:value-type="string"><text:p text:style-name="Table_20_Contents">list all tags</text:p></table:table-cell></table:table-row><table:table-row><table:table-cell table:style-name="Table1.A2" office:value-type="string"><text:p text:style-name="Table_20_Contents">POST</text:p></table:table-cell><table:table-cell table:style-name="Table1.B2" office:value-type="string"><text:p text:style-name="P18">add</text:p></table:table-cell><table:table-cell table:style-name="Table1.C2" office:value-type="string"><text:p text:style-name="Table_20_Contents">add many channels</text:p></table:table-cell><table:table-cell table:style-name="Table1.B2" office:value-type="string"><text:p text:style-name="Table_20_Contents">POST</text:p></table:table-cell><table:table-cell table:style-name="Table1.B2" office:value-type="string"><text:p text:style-name="P18">add</text:p></table:table-cell><table:table-cell table:style-name="Table1.C2" office:value-type="string"><text:p text:style-name="Table_20_Contents">add many properties</text:p></table:table-cell><table:table-cell table:style-name="Table1.B2" office:value-type="string"><text:p text:style-name="Table_20_Contents">POST</text:p></table:table-cell><table:table-cell table:style-name="Table1.B2" office:value-type="string"><text:p text:style-name="P18">add</text:p></table:table-cell><table:table-cell table:style-name="Table1.C2" office:value-type="string"><text:p text:style-name="Table_20_Contents">add many tags</text:p></table:table-cell></table:table-row><table:table-row><table:table-cell table:style-name="Table1.A1" table:number-columns-spanned="3" office:value-type="string"><text:p text:style-name="P17">.../channels/&lt;chan&gt;</text:p></table:table-cell><table:covered-table-cell/><table:covered-table-cell/><table:table-cell table:style-name="Table1.D1" table:number-columns-spanned="3" office:value-type="string"><text:p text:style-name="P17">.../properties/&lt;prop&gt;</text:p></table:table-cell><table:covered-table-cell/><table:covered-table-cell/><table:table-cell table:style-name="Table1.D1" table:number-columns-spanned="3" office:value-type="string"><text:p text:style-name="P17">.../tags/&lt;tag&gt;</text:p></table:table-cell><table:covered-table-cell/><table:covered-table-cell/></table:table-row><table:table-row><table:table-cell table:style-name="Table1.A2" office:value-type="string"><text:p text:style-name="Table_20_Contents">GET</text:p></table:table-cell><table:table-cell table:style-name="Table1.B2" office:value-type="string"><text:p text:style-name="P18">read</text:p></table:table-cell><table:table-cell table:style-name="Table1.C2" office:value-type="string"><text:p text:style-name="Table_20_Contents">read one channel</text:p></table:table-cell><table:table-cell table:style-name="Table1.B2" office:value-type="string"><text:p text:style-name="Table_20_Contents">GET</text:p></table:table-cell><table:table-cell table:style-name="Table1.B2" office:value-type="string"><text:p text:style-name="P18">read</text:p></table:table-cell><table:table-cell table:style-name="Table1.C2" office:value-type="string"><text:p text:style-name="Table_20_Contents">read one property</text:p></table:table-cell><table:table-cell table:style-name="Table1.B2" office:value-type="string"><text:p text:style-name="Table_20_Contents">GET</text:p></table:table-cell><table:table-cell table:style-name="Table1.B2" office:value-type="string"><text:p text:style-name="P18">read</text:p></table:table-cell><table:table-cell table:style-name="Table1.C2" office:value-type="string"><text:p text:style-name="Table_20_Contents">read one tag</text:p></table:table-cell></table:table-row><table:table-row><table:table-cell table:style-name="Table1.A2" office:value-type="string"><text:p text:style-name="Table_20_Contents">PUT</text:p></table:table-cell><table:table-cell table:style-name="Table1.B2" office:value-type="string"><text:p text:style-name="P18">create</text:p></table:table-cell><table:table-cell table:style-name="Table1.C2" office:value-type="string"><text:p text:style-name="Table_20_Contents">create/replace one channel</text:p></table:table-cell><table:table-cell table:style-name="Table1.B2" office:value-type="string"><text:p text:style-name="Table_20_Contents">PUT</text:p></table:table-cell><table:table-cell table:style-name="Table1.B2" office:value-type="string"><text:p text:style-name="P18">create</text:p></table:table-cell><table:table-cell table:style-name="Table1.C2" office:value-type="string"><text:p text:style-name="Table_20_Contents">create/replace one property</text:p></table:table-cell><table:table-cell table:style-name="Table1.B2" office:value-type="string"><text:p text:style-name="Table_20_Contents">PUT</text:p></table:table-cell><table:table-cell table:style-name="Table1.B2" office:value-type="string"><text:p text:style-name="P18">create</text:p></table:table-cell><table:table-cell table:style-name="Table1.C2" office:value-type="string"><text:p text:style-name="Table_20_Contents">create/replace one tag</text:p></table:table-cell></table:table-row><table:table-row><table:table-cell table:style-name="Table1.A2" office:value-type="string"><text:p text:style-name="Table_20_Contents">POST</text:p></table:table-cell><table:table-cell table:style-name="Table1.B2" office:value-type="string"><text:p text:style-name="P18">update</text:p></table:table-cell><table:table-cell table:style-name="Table1.C2" office:value-type="string"><text:p text:style-name="Table_20_Contents">update one channel, set name/owner</text:p></table:table-cell><table:table-cell table:style-name="Table1.B2" office:value-type="string"><text:p text:style-name="Table_20_Contents">POST</text:p></table:table-cell><table:table-cell table:style-name="Table1.B2" office:value-type="string"><text:p text:style-name="P18">update</text:p></table:table-cell><table:table-cell table:style-name="Table1.C2" office:value-type="string"><text:p text:style-name="Table_20_Contents">update one property, set name/owner</text:p></table:table-cell><table:table-cell table:style-name="Table1.B2" office:value-type="string"><text:p text:style-name="Table_20_Contents">POST</text:p></table:table-cell><table:table-cell table:style-name="Table1.B2" office:value-type="string"><text:p text:style-name="P18">update</text:p></table:table-cell><table:table-cell table:style-name="Table1.C2" office:value-type="string"><text:p text:style-name="Table_20_Contents">update one tag, set name/owner</text:p></table:table-cell></table:table-row><table:table-row><table:table-cell table:style-name="Table1.A2" office:value-type="string"><text:p text:style-name="Table_20_Contents">DELETE</text:p></table:table-cell><table:table-cell table:style-name="Table1.B2" office:value-type="string"><text:p text:style-name="P18">remove</text:p></table:table-cell><table:table-cell table:style-name="Table1.C2" office:value-type="string"><text:p text:style-name="Table_20_Contents">remove a channel</text:p></table:table-cell><table:table-cell table:style-name="Table1.B2" office:value-type="string"><text:p text:style-name="Table_20_Contents">DELETE</text:p></table:table-cell><table:table-cell table:style-name="Table1.B2" office:value-type="string"><text:p text:style-name="P18">remove</text:p></table:table-cell><table:table-cell table:style-name="Table1.C2" office:value-type="string"><text:p text:style-name="Table_20_Contents">remove a property from all channels</text:p></table:table-cell><table:table-cell table:style-name="Table1.B2" office:value-type="string"><text:p text:style-name="Table_20_Contents">DELETE</text:p></table:table-cell><table:table-cell table:style-name="Table1.B2" office:value-type="string"><text:p text:style-name="P18">remove</text:p></table:table-cell><table:table-cell table:style-name="Table1.C2" office:value-type="string"><text:p text:style-name="Table_20_Contents">remove a tag from all channels</text:p></table:table-cell></table:table-row><table:table-row><table:table-cell table:style-name="Table1.A1" table:number-columns-spanned="3" office:value-type="string"><text:p text:style-name="P17"/></table:table-cell><table:covered-table-cell/><table:covered-table-cell/><table:table-cell table:style-name="Table1.D1" table:number-columns-spanned="3" office:value-type="string"><text:p text:style-name="P17">.../properties/&lt;prop&gt;/&lt;chan&gt;</text:p></table:table-cell><table:covered-table-cell/><table:covered-table-cell/><table:table-cell table:style-name="Table1.D1" table:number-columns-spanned="3" office:value-type="string"><text:p text:style-name="P17">.../tags/&lt;tag&gt;/&lt;chan&gt;</text:p></table:table-cell><table:covered-table-cell/><table:covered-table-cell/></table:table-row><table:table-row><table:table-cell table:style-name="Table1.A2" office:value-type="string"><text:p text:style-name="Table_20_Contents"/></table:table-cell><table:table-cell table:style-name="Table1.B2" office:value-type="string"><text:p text:style-name="Table_20_Contents"/></table:table-cell><table:table-cell table:style-name="Table1.C2" office:value-type="string"><text:p text:style-name="Table_20_Contents"/></table:table-cell><table:table-cell table:style-name="Table1.B2" office:value-type="string"><text:p text:style-name="Table_20_Contents">PUT</text:p></table:table-cell><table:table-cell table:style-name="Table1.B2" office:value-type="string"><text:p text:style-name="P18">add</text:p></table:table-cell><table:table-cell table:style-name="Table1.C2" office:value-type="string"><text:p text:style-name="Table_20_Contents">add a property to one channel</text:p></table:table-cell><table:table-cell table:style-name="Table1.B2" office:value-type="string"><text:p text:style-name="Table_20_Contents">PUT</text:p></table:table-cell><table:table-cell table:style-name="Table1.B2" office:value-type="string"><text:p text:style-name="P18">add</text:p></table:table-cell><table:table-cell table:style-name="Table1.C2" office:value-type="string"><text:p text:style-name="Table_20_Contents">add a tag to one channel</text:p></table:table-cell></table:table-row><table:table-row><table:table-cell table:style-name="Table1.A11" office:value-type="string"><text:p text:style-name="Table_20_Contents"/></table:table-cell><table:table-cell table:style-name="Table1.B11" office:value-type="string"><text:p text:style-name="Table_20_Contents"/></table:table-cell><table:table-cell table:style-name="Table1.C11" office:value-type="string"><text:p text:style-name="Table_20_Contents"/></table:table-cell><table:table-cell table:style-name="Table1.B2" office:value-type="string"><text:p text:style-name="Table_20_Contents">DELETE</text:p></table:table-cell><table:table-cell table:style-name="Table1.B2" office:value-type="string"><text:p text:style-name="P18">remove</text:p></table:table-cell><table:table-cell table:style-name="Table1.C2" office:value-type="string"><text:p text:style-name="Table_20_Contents">remove a property from one channel</text:p></table:table-cell><table:table-cell table:style-name="Table1.B2" office:value-type="string"><text:p text:style-name="Table_20_Contents">DELETE</text:p></table:table-cell><table:table-cell table:style-name="Table1.B2" office:value-type="string"><text:p text:style-name="P18">remove</text:p></table:table-cell><table:table-cell table:style-name="Table1.C2" office:value-type="string"><text:p text:style-name="Table_20_Contents">remove a tag from one channel</text:p></table:table-cell></table:table-row><table:table-row><table:table-cell table:style-name="Table1.A12" table:number-columns-spanned="3" office:value-type="string"><text:p text:style-name="P19">requires ChannelMod role (except GET)</text:p></table:table-cell><table:covered-table-cell/><table:covered-table-cell/><table:table-cell table:style-name="Table1.A12" table:number-columns-spanned="3" office:value-type="string"><text:p text:style-name="P19">requires PropertyMod role (except GET)</text:p></table:table-cell><table:covered-table-cell/><table:covered-table-cell/><table:table-cell table:style-name="Table1.A12" table:number-columns-spanned="3" office:value-type="string"><text:p text:style-name="P19">requires TagMod role (except GET)</text:p></table:table-cell><table:covered-table-cell/><table:covered-table-cell/></table:table-row></table:table><text:p text:style-name="Standard"/></draw:text-box></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ahoma1" svg:font-family="Tahoma"/>
    <style:font-face style:name="Bitstream Vera Sans Mono" svg:font-family="'Bitstream Vera Sans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ourier New1" svg:font-family="'Courier New'" style:font-family-generic="swiss" style:font-pitch="variable"/>
    <style:font-face style:name="Bitstream Vera Sans" svg:font-family="'Bitstream Vera San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GB" style:letter-kerning="true" style:font-name-asian="Bitstream Vera San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Bitstream Vera Sans"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Preformatted_20_Text" style:display-name="Preformatted Text" style:family="paragraph" style:parent-style-name="Standard" style:class="html">
      <style:paragraph-properties fo:margin-top="0in" fo:margin-bottom="0in"/>
      <style:text-properties style:font-name="Bitstream Vera Sans Mono" fo:font-size="10pt" style:font-name-asian="Bitstream Vera Sans Mono" style:font-size-asian="10pt" style:font-name-complex="Bitstream Vera Sans Mono" style:font-size-complex="10pt"/>
    </style:style>
    <style:style style:name="Frame_20_contents" style:display-name="Frame contents" style:family="paragraph" style:parent-style-name="Text_20_body" style:class="extra"/>
    <style:style style:name="Table" style:family="paragraph" style:parent-style-name="Caption" style:class="extra"/>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5in" fo:margin-bottom="0.75in" fo:margin-left="0.75in" fo:margin-right="0.75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Ralph Lange</meta:initial-creator>
    <meta:creation-date>2009-11-09T16:21:33</meta:creation-date>
    <dc:date>2010-11-16T14:43:49.09</dc:date>
    <dc:creator>Ralph Lange</dc:creator>
    <meta:editing-duration>PT38H59M43S</meta:editing-duration>
    <meta:editing-cycles>70</meta:editing-cycles>
    <meta:generator>OpenOffice.org/3.2$Win32 OpenOffice.org_project/320m12$Build-9483</meta:generator>
    <dc:title>EPICS Channel Finder - API Description</dc:title>
    <meta:printed-by>Ralph Lange</meta:printed-by>
    <meta:print-date>2010-11-16T14:23:53.71</meta:print-date>
    <meta:document-statistic meta:table-count="1" meta:image-count="0" meta:object-count="0" meta:page-count="9" meta:paragraph-count="239" meta:word-count="2305" meta:character-count="15934"/>
  </office:meta>
</office:document-meta>
</file>